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<text:s/><text:tab/>Work Report ( period 1.11.2014 to 30.11.2014) by RRU</text:p>
      <text:list xml:id="list12315915901" text:style-name="L1">
        <text:list-header>
          <text:p text:style-name="P2"/>
        </text:list-header>
      </text:list>
      <text:list xml:id="list2002966595" text:style-name="L2">
        <text:list-item>
          <text:list>
            <text:list-item>
              <text:list>
                <text:list-item>
                  <text:p text:style-name="P4">Attended meeting related to M&amp;C system development and SKA. <text:s text:c="10"/>Attended the GUI design document review meeting.</text:p>
                  <text:p text:style-name="P5"/>
                </text:list-item>
                <text:list-item>
                  <text:p text:style-name="P6">Worked on Servo-Online_v2 interfacing. Tracked different sources.</text:p>
                  <text:p text:style-name="P3"/>
                </text:list-item>
                <text:list-item>
                  <text:p text:style-name="P3">Worked with CPK related Online_v2- FPS interfacing. Changed the 1 second read_version command to NULL command.</text:p>
                  <text:p text:style-name="P3"/>
                  <text:p text:style-name="P3"><text:s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4-11-30T18:36:12</dc:date>
    <dc:creator>teleset </dc:creator>
    <meta:editing-duration>PT45M56S</meta:editing-duration>
    <meta:editing-cycles>44</meta:editing-cycles>
    <meta:generator>LibreOffice/3.4$Linux LibreOffice_project/340m1$Build-602</meta:generator>
    <meta:document-statistic meta:table-count="0" meta:image-count="0" meta:object-count="0" meta:page-count="1" meta:paragraph-count="5" meta:word-count="51" meta:character-count="357" meta:non-whitespace-character-count="297"/>
  </office:meta>
</office:document-meta>
</file>